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false_value&gt;" text:name="py3o.false_value"/>
      </text:user-field-decls>
      <text:p text:style-name="Standard"><text:user-field-get text:name="py3o.false_value">&lt;false_value&gt;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5-11-09T11:54:27.823944934</meta:creation-date>
    <dc:date>2015-11-09T11:55:35.322675634</dc:date>
    <dc:creator>Anael Lorimier</dc:creator>
    <meta:editing-duration>PT1M7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4.3.3.2$Linux_X86_64 LibreOffice_project/430m0$Build-2</meta:generator>
  </office:meta>
</office:document-meta>
</file>